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532cm"/>
    </style:style>
    <style:style style:name="co4" style:family="table-column">
      <style:table-column-properties fo:break-before="auto" style:column-width="8.407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7.719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6.835cm"/>
    </style:style>
    <style:style style:name="co14" style:family="table-column">
      <style:table-column-properties fo:break-before="auto" style:column-width="13.242cm"/>
    </style:style>
    <style:style style:name="co15" style:family="table-column">
      <style:table-column-properties fo:break-before="auto" style:column-width="8.747cm"/>
    </style:style>
    <style:style style:name="co16" style:family="table-column">
      <style:table-column-properties fo:break-before="auto" style:column-width="11.744cm"/>
    </style:style>
    <style:style style:name="co17" style:family="table-column">
      <style:table-column-properties fo:break-before="auto" style:column-width="6.518cm"/>
    </style:style>
    <style:style style:name="co18" style:family="table-column">
      <style:table-column-properties fo:break-before="auto" style:column-width="9.139cm"/>
    </style:style>
    <style:style style:name="co19" style:family="table-column">
      <style:table-column-properties fo:break-before="auto" style:column-width="10.144cm"/>
    </style:style>
    <style:style style:name="co20" style:family="table-column">
      <style:table-column-properties fo:break-before="auto" style:column-width="9.088cm"/>
    </style:style>
    <style:style style:name="co21" style:family="table-column">
      <style:table-column-properties fo:break-before="auto" style:column-width="7.13cm"/>
    </style:style>
    <style:style style:name="co22" style:family="table-column">
      <style:table-column-properties fo:break-before="auto" style:column-width="8.232cm"/>
    </style:style>
    <style:style style:name="co23" style:family="table-column">
      <style:table-column-properties fo:break-before="auto" style:column-width="6.592cm"/>
    </style:style>
    <style:style style:name="co24" style:family="table-column">
      <style:table-column-properties fo:break-before="auto" style:column-width="4.851cm"/>
    </style:style>
    <style:style style:name="co25" style:family="table-column">
      <style:table-column-properties fo:break-before="auto" style:column-width="6.297cm"/>
    </style:style>
    <style:style style:name="co26" style:family="table-column">
      <style:table-column-properties fo:break-before="auto" style:column-width="9.021cm"/>
    </style:style>
    <style:style style:name="co27" style:family="table-column">
      <style:table-column-properties fo:break-before="auto" style:column-width="9.359cm"/>
    </style:style>
    <style:style style:name="co28" style:family="table-column">
      <style:table-column-properties fo:break-before="auto" style:column-width="7.498cm"/>
    </style:style>
    <style:style style:name="co29" style:family="table-column">
      <style:table-column-properties fo:break-before="auto" style:column-width="6.419cm"/>
    </style:style>
    <style:style style:name="co30" style:family="table-column">
      <style:table-column-properties fo:break-before="auto" style:column-width="10.114cm"/>
    </style:style>
    <style:style style:name="co31" style:family="table-column">
      <style:table-column-properties fo:break-before="auto" style:column-width="7.033cm"/>
    </style:style>
    <style:style style:name="co32" style:family="table-column">
      <style:table-column-properties fo:break-before="auto" style:column-width="13.795cm"/>
    </style:style>
    <style:style style:name="co33" style:family="table-column">
      <style:table-column-properties fo:break-before="auto" style:column-width="8.37cm"/>
    </style:style>
    <style:style style:name="co34" style:family="table-column">
      <style:table-column-properties fo:break-before="auto" style:column-width="8.056cm"/>
    </style:style>
    <style:style style:name="co35" style:family="table-column">
      <style:table-column-properties fo:break-before="auto" style:column-width="7.135cm"/>
    </style:style>
    <style:style style:name="co36" style:family="table-column">
      <style:table-column-properties fo:break-before="auto" style:column-width="8.43cm"/>
    </style:style>
    <style:style style:name="co37" style:family="table-column">
      <style:table-column-properties fo:break-before="auto" style:column-width="7.669cm"/>
    </style:style>
    <style:style style:name="co38" style:family="table-column">
      <style:table-column-properties fo:break-before="auto" style:column-width="12.33cm"/>
    </style:style>
    <style:style style:name="co39" style:family="table-column">
      <style:table-column-properties fo:break-before="auto" style:column-width="18.722cm"/>
    </style:style>
    <style:style style:name="co40" style:family="table-column">
      <style:table-column-properties fo:break-before="auto" style:column-width="6.909cm"/>
    </style:style>
    <style:style style:name="co41" style:family="table-column">
      <style:table-column-properties fo:break-before="auto" style:column-width="6.364cm"/>
    </style:style>
    <style:style style:name="co42" style:family="table-column">
      <style:table-column-properties fo:break-before="auto" style:column-width="6.371cm"/>
    </style:style>
    <style:style style:name="co43" style:family="table-column">
      <style:table-column-properties fo:break-before="auto" style:column-width="7.228cm"/>
    </style:style>
    <style:style style:name="co44" style:family="table-column">
      <style:table-column-properties fo:break-before="auto" style:column-width="9.054cm"/>
    </style:style>
    <style:style style:name="co45" style:family="table-column">
      <style:table-column-properties fo:break-before="auto" style:column-width="6.253cm"/>
    </style:style>
    <style:style style:name="co46" style:family="table-column">
      <style:table-column-properties fo:break-before="auto" style:column-width="11.546cm"/>
    </style:style>
    <style:style style:name="co47" style:family="table-column">
      <style:table-column-properties fo:break-before="auto" style:column-width="9.327cm"/>
    </style:style>
    <style:style style:name="co48" style:family="table-column">
      <style:table-column-properties fo:break-before="auto" style:column-width="7.879cm"/>
    </style:style>
    <style:style style:name="co49" style:family="table-column">
      <style:table-column-properties fo:break-before="auto" style:column-width="4.974cm"/>
    </style:style>
    <style:style style:name="co50" style:family="table-column">
      <style:table-column-properties fo:break-before="auto" style:column-width="9.948cm"/>
    </style:style>
    <style:style style:name="co51" style:family="table-column">
      <style:table-column-properties fo:break-before="auto" style:column-width="8.442cm"/>
    </style:style>
    <style:style style:name="co52" style:family="table-column">
      <style:table-column-properties fo:break-before="auto" style:column-width="8.373cm"/>
    </style:style>
    <style:style style:name="co53" style:family="table-column">
      <style:table-column-properties fo:break-before="auto" style:column-width="11.88cm"/>
    </style:style>
    <style:style style:name="co54" style:family="table-column">
      <style:table-column-properties fo:break-before="auto" style:column-width="6.542cm"/>
    </style:style>
    <style:style style:name="co55" style:family="table-column">
      <style:table-column-properties fo:break-before="auto" style:column-width="5.906cm"/>
    </style:style>
    <style:style style:name="co56" style:family="table-column">
      <style:table-column-properties fo:break-before="auto" style:column-width="22.421cm"/>
    </style:style>
    <style:style style:name="co57" style:family="table-column">
      <style:table-column-properties fo:break-before="auto" style:column-width="4.263cm"/>
    </style:style>
    <style:style style:name="co58" style:family="table-column">
      <style:table-column-properties fo:break-before="auto" style:column-width="9.918cm"/>
    </style:style>
    <style:style style:name="co59" style:family="table-column">
      <style:table-column-properties fo:break-before="auto" style:column-width="5.782cm"/>
    </style:style>
    <style:style style:name="co60" style:family="table-column">
      <style:table-column-properties fo:break-before="auto" style:column-width="10.313cm"/>
    </style:style>
    <style:style style:name="co61" style:family="table-column">
      <style:table-column-properties fo:break-before="auto" style:column-width="5.733cm"/>
    </style:style>
    <style:style style:name="co62" style:family="table-column">
      <style:table-column-properties fo:break-before="auto" style:column-width="9.155cm"/>
    </style:style>
    <style:style style:name="co63" style:family="table-column">
      <style:table-column-properties fo:break-before="auto" style:column-width="19.879cm"/>
    </style:style>
    <style:style style:name="co64" style:family="table-column">
      <style:table-column-properties fo:break-before="auto" style:column-width="15.148cm"/>
    </style:style>
    <style:style style:name="co65" style:family="table-column">
      <style:table-column-properties fo:break-before="auto" style:column-width="8.306cm"/>
    </style:style>
    <style:style style:name="co66" style:family="table-column">
      <style:table-column-properties fo:break-before="auto" style:column-width="11.908cm"/>
    </style:style>
    <style:style style:name="co67" style:family="table-column">
      <style:table-column-properties fo:break-before="auto" style:column-width="12.39cm"/>
    </style:style>
    <style:style style:name="co68" style:family="table-column">
      <style:table-column-properties fo:break-before="auto" style:column-width="9.899cm"/>
    </style:style>
    <style:style style:name="co69" style:family="table-column">
      <style:table-column-properties fo:break-before="auto" style:column-width="6.052cm"/>
    </style:style>
    <style:style style:name="co70" style:family="table-column">
      <style:table-column-properties fo:break-before="auto" style:column-width="2.621cm"/>
    </style:style>
    <style:style style:name="co71" style:family="table-column">
      <style:table-column-properties fo:break-before="auto" style:column-width="7.183cm"/>
    </style:style>
    <style:style style:name="co72" style:family="table-column">
      <style:table-column-properties fo:break-before="auto" style:column-width="13.513cm"/>
    </style:style>
    <style:style style:name="co73" style:family="table-column">
      <style:table-column-properties fo:break-before="auto" style:column-width="5.66cm"/>
    </style:style>
    <style:style style:name="co74" style:family="table-column">
      <style:table-column-properties fo:break-before="auto" style:column-width="10.266cm"/>
    </style:style>
    <style:style style:name="co75" style:family="table-column">
      <style:table-column-properties fo:break-before="auto" style:column-width="6.248cm"/>
    </style:style>
    <style:style style:name="co76" style:family="table-column">
      <style:table-column-properties fo:break-before="auto" style:column-width="7.766cm"/>
    </style:style>
    <style:style style:name="co77" style:family="table-column">
      <style:table-column-properties fo:break-before="auto" style:column-width="10.291cm"/>
    </style:style>
    <style:style style:name="co78" style:family="table-column">
      <style:table-column-properties fo:break-before="auto" style:column-width="10.463cm"/>
    </style:style>
    <style:style style:name="co79" style:family="table-column">
      <style:table-column-properties fo:break-before="auto" style:column-width="7.546cm"/>
    </style:style>
    <style:style style:name="co80" style:family="table-column">
      <style:table-column-properties fo:break-before="auto" style:column-width="5.708cm"/>
    </style:style>
    <style:style style:name="co81" style:family="table-column">
      <style:table-column-properties fo:break-before="auto" style:column-width="5.928cm"/>
    </style:style>
    <style:style style:name="co82" style:family="table-column">
      <style:table-column-properties fo:break-before="auto" style:column-width="12.227cm"/>
    </style:style>
    <style:style style:name="co83" style:family="table-column">
      <style:table-column-properties fo:break-before="auto" style:column-width="16.815cm"/>
    </style:style>
    <style:style style:name="co84" style:family="table-column">
      <style:table-column-properties fo:break-before="auto" style:column-width="15.215cm"/>
    </style:style>
    <style:style style:name="co85" style:family="table-column">
      <style:table-column-properties fo:break-before="auto" style:column-width="10.194cm"/>
    </style:style>
    <style:style style:name="co86" style:family="table-column">
      <style:table-column-properties fo:break-before="auto" style:column-width="10.61cm"/>
    </style:style>
    <style:style style:name="co87" style:family="table-column">
      <style:table-column-properties fo:break-before="auto" style:column-width="6.443cm"/>
    </style:style>
    <style:style style:name="co88" style:family="table-column">
      <style:table-column-properties fo:break-before="auto" style:column-width="6.223cm"/>
    </style:style>
    <style:style style:name="co89" style:family="table-column">
      <style:table-column-properties fo:break-before="auto" style:column-width="7.659cm"/>
    </style:style>
    <style:style style:name="co90" style:family="table-column">
      <style:table-column-properties fo:break-before="auto" style:column-width="5.046cm"/>
    </style:style>
    <style:style style:name="co91" style:family="table-column">
      <style:table-column-properties fo:break-before="auto" style:column-width="5.636cm"/>
    </style:style>
    <style:style style:name="co92" style:family="table-column">
      <style:table-column-properties fo:break-before="auto" style:column-width="12.374cm"/>
    </style:style>
    <style:style style:name="co93" style:family="table-column">
      <style:table-column-properties fo:break-before="auto" style:column-width="6.535cm"/>
    </style:style>
    <style:style style:name="co94" style:family="table-column">
      <style:table-column-properties fo:break-before="auto" style:column-width="7.59cm"/>
    </style:style>
    <style:style style:name="co95" style:family="table-column">
      <style:table-column-properties fo:break-before="auto" style:column-width="4.357cm"/>
    </style:style>
    <style:style style:name="co96" style:family="table-column">
      <style:table-column-properties fo:break-before="auto" style:column-width="4.697cm"/>
    </style:style>
    <style:style style:name="co97" style:family="table-column">
      <style:table-column-properties fo:break-before="auto" style:column-width="4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6cm" fo:break-before="auto" style:use-optimal-row-height="true"/>
    </style:style>
    <style:style style:name="ro6" style:family="table-row">
      <style:table-row-properties style:row-height="1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9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fo:wrap-option="wrap"/>
    </style:style>
    <style:style style:name="ce12" style:family="table-cell" style:parent-style-name="Default">
      <style:text-properties fo:color="#000000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6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font-weight="bold"/>
    </style:style>
    <style:style style:name="T4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Arial Unicode MS" style:font-name="Arial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-asian="Arial Unicode M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Arial" style:language-complex="hi" style:country-complex="IN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9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tLogo levelspace</text:p>
          </table:table-cell>
          <table:table-cell office:value-type="string" calcext:value-type="string">
            <text:p><text:a xlink:href="http://ccl.northwestern.edu/rp/levelspace/" xlink:type="simple">http://ccl.northwestern.edu/rp/levelspace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R IGN</text:p>
          </table:table-cell>
          <table:table-cell office:value-type="string" calcext:value-type="string">
            <text:p><text:a xlink:href="https://www.ensg.eu/31e-journee-de-la-recherche-IGN-2022" xlink:type="simple">https://www.ensg.eu/31e-journee-de-la-recherche-IGN-2022</text:a></text:p>
          </table:table-cell>
          <table:table-cell office:value-type="string" calcext:value-type="string">
            <text:p><text:a xlink:href="https://www.ensg.eu/IMG/pdf/programme_journee_recherche_ign_2022.pdf" xlink:type="simple">https://www.ensg.eu/IMG/pdf/programme_journee_recherche_ign_2022.pdf</text:a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a xlink:href="https://www.youtube.com/playlist?list=PLbFFriNgAcRx6zM1RsBV0sBWvFofnP_Tx" xlink:type="simple">https://www.youtube.com/playlist?list=PLbFFriNgAcRx6zM1RsBV0sBWvFofnP_Tx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obels : peace dividend</text:p>
          </table:table-cell>
          <table:table-cell office:value-type="string" calcext:value-type="string">
            <text:p><text:a xlink:href="https://peace-dividend.org/" xlink:type="simple">https://peace-dividend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style-name="ce11" office:value-type="string" calcext:value-type="string">
            <text:p>Slow sci manifesto (rq : subject for quantep ? - simu model/ different timescales of sci ?</text:p>
          </table:table-cell>
          <table:table-cell office:value-type="string" calcext:value-type="string">
            <text:p><text:a xlink:href="http://slow-science.org/" xlink:type="simple">http://slow-science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2" office:value-type="string" calcext:value-type="string">
            <text:p>(from <text:span text:style-name="T1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3" table:default-cell-style-name="Default"/>
        <table:table-column table:style-name="co1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 session ERSA ( ! wording :?)</text:p>
          </table:table-cell>
          <table:table-cell office:value-type="string" calcext:value-type="string">
            <text:p>Resources/CircularEconomy/document.pd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ssay Krakauer emerging political economies</text:p>
          </table:table-cell>
          <table:table-cell office:value-type="string" calcext:value-type="string">
            <text:p><text:a xlink:href="https://sfiscience.medium.com/emergent-political-economies-and-a-science-of-possibility-6d8568c9eb63" xlink:type="simple">https://sfiscience.medium.com/emergent-political-economies-and-a-science-of-possibility-6d8568c9eb6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SR22 – comments P Riot</text:p>
          </table:table-cell>
          <table:table-cell office:value-type="string" calcext:value-type="string">
            <text:p>Misc/JSR2022/JSR'22-Commentaires de Philippe Riot.pdf</text:p>
          </table:table-cell>
          <table:table-cell office:value-type="string" calcext:value-type="string">
            <text:p>Misc/JSR2022/introductiontotracetheory.pd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xplor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 table:number-columns-repeated="2"/>
        </table:table-row>
      </table:table>
      <table:table table:name="ComputationalSocialScience" table:style-name="ta1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9" table:default-cell-style-name="Default"/>
        <table:table-column table:style-name="co20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sterclass FX Goubault control</text:p>
          </table:table-cell>
          <table:table-cell office:value-type="string" calcext:value-type="string">
            <text:p><text:a xlink:href="https://www.youtube.com/watch?v=NzKLSKrbssY" xlink:type="simple">https://www.youtube.com/watch?v=NzKLSKrbssY</text:a></text:p>
          </table:table-cell>
          <table:table-cell office:value-type="string" calcext:value-type="string">
            <text:p>Resources/ComputerScience/Présentation E. Goubault - Master Class FX – 07.02.22.pdf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ctoverse 2022</text:p>
          </table:table-cell>
          <table:table-cell office:value-type="string" calcext:value-type="string">
            <text:p><text:a xlink:href="https://octoverse.github.com/" xlink:type="simple">https://octoverse.github.com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onsei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exoneration-cfe-declaration-initiale/" xlink:type="simple">https://www.shine.fr/blog/exoneration-cfe-declaration-initial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cfe/" xlink:type="simple">https://www.shine.fr/blog/cfe/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21" table:default-cell-style-name="Default"/>
        <table:table-column table:style-name="co22" table:default-cell-style-name="Default"/>
        <table:table-column table:style-name="co2" table:number-columns-repeated="2" table:default-cell-style-name="Default"/>
        <table:table-column table:style-name="co2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RailwayMap</text:p>
          </table:table-cell>
          <table:table-cell office:value-type="string" calcext:value-type="string">
            <text:p><text:a xlink:href="https://www.openrailwaymap.org/" xlink:type="simple">https://www.openrailwaymap.org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1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youtube.com/watch?v=pYRrAiIzaws" xlink:type="simple">https://www.youtube.com/watch?v=pYRrAiIzaws</text:a></text:p>
          </table:table-cell>
          <table:table-cell office:value-type="string" calcext:value-type="string">
            <text:p>Urban Models seminar on related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3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3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3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3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main Heilbronn</text:p>
          </table:table-cell>
          <table:table-cell office:value-type="string" calcext:value-type="string">
            <text:p>Resources/Geography/Pumain_Heilbronn_2022.pptx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 39</text:p>
          </table:table-cell>
          <table:table-cell office:value-type="string" calcext:value-type="string">
            <text:p><text:a xlink:href="https://conrs39.hypotheses.org/files/2022/01/CR-SECTION-39-automne-2021.pdf" xlink:type="simple">https://conrs39.hypotheses.org/files/2022/01/CR-SECTION-39-automne-2021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5" office:value-type="string" calcext:value-type="string">
            <text:p><text:span text:style-name="T2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6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6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5" table:default-cell-style-name="Default"/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tiles in ggplot</text:p>
          </table:table-cell>
          <table:table-cell office:value-type="string" calcext:value-type="string">
            <text:p>https://stackoverflow.com/questions/22850570/how-to-overlay-point-density-ggplot2-on-osm-tile-in-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ntinel hub</text:p>
          </table:table-cell>
          <table:table-cell office:value-type="string" calcext:value-type="string">
            <text:p>https://apps.sentinel-hub.com/sentinel-playground/?source=S2&amp;lat=42.079241118767236&amp;lng=9.089298248291016&amp;zoom=12&amp;preset=1-NATURAL-COLOR&amp;layers=B01,B02,B03&amp;maxcc=99&amp;gain=1.0&amp;gamma=1.0&amp;time=2021-09-01%7C2022-03-30&amp;atmFilter=&amp;showDates=tru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ject ALEGORIA (rdf – knowledge graph, data)</text:p>
          </table:table-cell>
          <table:table-cell office:value-type="string" calcext:value-type="string">
            <text:p>https://www.alegoria-project.fr/Metadata</text:p>
          </table:table-cell>
          <table:table-cell office:value-type="string" calcext:value-type="string">
            <text:p>https://www.alegoria-project.fr/sites/default/files/22.01.25_MetadataAccessAndQuery.pdf</text:p>
          </table:table-cell>
        </table:table-row>
        <table:table-row table:style-name="ro1">
          <table:table-cell/>
          <table:table-cell office:value-type="string" calcext:value-type="string">
            <text:p><text:a xlink:href="http://data.alegoria-project.fr/sparql" xlink:type="simple">http://data.alegoria-project.fr/sparq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port eq F/H</text:p>
          </table:table-cell>
          <table:table-cell office:value-type="string" calcext:value-type="string">
            <text:p><text:a xlink:href="https://www.geoportail.gouv.fr/donnees/ou-sont-les-femmes" xlink:type="simple">https://www.geoportail.gouv.fr/donnees/ou-sont-les-femm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gis 3.24 omap norvegien</text:p>
          </table:table-cell>
          <table:table-cell office:value-type="string" calcext:value-type="string">
            <text:p><text:a xlink:href="https://www.qgis.org/en/site/forusers/visualchangelog324/index.html" xlink:type="simple">https://www.qgis.org/en/site/forusers/visualchangelog324/index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IGN</text:p>
          </table:table-cell>
          <table:table-cell office:value-type="string" calcext:value-type="string">
            <text:p><text:a xlink:href="https://github.com/orgs/IGNF/repositories" xlink:type="simple">https://github.com/orgs/IGNF/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es ign – gps</text:p>
          </table:table-cell>
          <table:table-cell office:value-type="string" calcext:value-type="string">
            <text:p><text:a xlink:href="http://geographie.ipt.univ-paris8.fr/rubriks/carto/journalGR/ressou58GR.php" xlink:type="simple">http://geographie.ipt.univ-paris8.fr/rubriks/carto/journalGR/ressou58GR.ph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mag geocommuns</text:p>
          </table:table-cell>
          <table:table-cell office:value-type="string" calcext:value-type="string">
            <text:p>Resources/GIS/ign_mag_105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LIDAR open data</text:p>
          </table:table-cell>
          <table:table-cell office:value-type="string" calcext:value-type="string">
            <text:p><text:a xlink:href="https://geoservices.ign.fr/lidarhd#telechargement" xlink:type="simple">https://geoservices.ign.fr/lidarhd#telecharg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data</text:p>
          </table:table-cell>
          <table:table-cell office:value-type="string" calcext:value-type="string">
            <text:p><text:a xlink:href="https://demo.openstreetmap.fr/map" xlink:type="simple">https://demo.openstreetmap.fr/ma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d source building info</text:p>
          </table:table-cell>
          <table:table-cell office:value-type="string" calcext:value-type="string">
            <text:p><text:a xlink:href="https://colouringlondon.org/" xlink:type="simple">https://colouringlondon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38" table:default-cell-style-name="Default"/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with overleaf</text:p>
          </table:table-cell>
          <table:table-cell office:value-type="string" calcext:value-type="string">
            <text:p><text:a xlink:href="https://www.overleaf.com/learn/how-to/Troubleshooting_git_bridge_problems" xlink:type="simple">https://www.overleaf.com/learn/how-to/Troubleshooting_git_bridge_problem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rge ODF ? Possible with dezip and xml</text:p>
          </table:table-cell>
          <table:table-cell office:value-type="string" calcext:value-type="string">
            <text:p><text:a xlink:href="https://stackoverflow.com/questions/48835444/how-do-i-merge-two-versions-of-a-non-text-file-with-git" xlink:type="simple">https://stackoverflow.com/questions/48835444/how-do-i-merge-two-versions-of-a-non-text-file-with-gi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4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 on google cloud</text:p>
          </table:table-cell>
          <table:table-cell office:value-type="string" calcext:value-type="string">
            <text:p>https://gitlab.trempoline.io/sure/hp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loy cluster rapidly : elasticcluster</text:p>
          </table:table-cell>
          <table:table-cell office:value-type="string" calcext:value-type="string">
            <text:p><text:a xlink:href="https://elasticluster.readthedocs.io/en/latest/index.html" xlink:type="simple">https://elasticluster.readthedocs.io/en/latest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cettes openstack lal (<text:a xlink:href="https://keystone.lal.in2p3.fr/" xlink:type="simple">https://keystone.lal.in2p3.fr</text:a>)</text:p>
          </table:table-cell>
          <table:table-cell office:value-type="string" calcext:value-type="string">
            <text:p>https://gitlab.openmole.org/perret/elasticluster_slur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enstack lal</text:p>
          </table:table-cell>
          <table:table-cell office:value-type="string" calcext:value-type="string">
            <text:p>https://openstack.ijclab.in2p3.fr/tutoriel/tutorial/#REGISTE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InnovationDiffusion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www.gssi.it/seminars/seminars-and-events-2021/item/15276-the-spatial-diffusion-of-simple-and-complex-technologies" xlink:type="simple">https://www.gssi.it/seminars/seminars-and-events-2021/item/15276-the-spatial-diffusion-of-simple-and-complex-technologies</text:a></text:p>
          </table:table-cell>
        </table:table-row>
      </table:table>
      <table:table table:name="Language" table:style-name="ta1">
        <table:table-column table:style-name="co4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englishforums.com/English/MeAndMySizeNines/mxlpp/post.htm" xlink:type="simple">https://www.englishforums.com/English/MeAndMySizeNines/mxlpp/post.htm</text:a></text:p>
          </table:table-cell>
          <table:table-cell/>
        </table:table-row>
        <table:table-row table:style-name="ro1">
          <table:table-cell office:value-type="string" calcext:value-type="string">
            <text:p>refrain from wading in with his size 9 shoes</text:p>
          </table:table-cell>
          <table:table-cell office:value-type="string" calcext:value-type="string">
            <text:p>(mail office 11/02)</text:p>
          </table:table-cell>
        </table:table-row>
      </table:table>
      <table:table table:name="Latex" table:style-name="ta1">
        <table:table-column table:style-name="co4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3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llectif conscience – lives systemes complexes</text:p>
          </table:table-cell>
          <table:table-cell office:value-type="string" calcext:value-type="string">
            <text:p><text:a xlink:href="https://www.twitch.tv/collectifconscience" xlink:type="simple">https://www.twitch.tv/collectifconscienc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3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9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3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obilityEpidemio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esources/MobilityEpidemio/ERSA_coronametrics.pdf</text:p>
          </table:table-cell>
        </table:table-row>
      </table:table>
      <table:table table:name="Music" table:style-name="ta1">
        <table:table-column table:style-name="co49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50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5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nnotation software</text:p>
          </table:table-cell>
          <table:table-cell office:value-type="string" calcext:value-type="string">
            <text:p><text:a xlink:href="https://inception-project.github.io/" xlink:type="simple">https://inception-project.github.i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22" office:value-type="string" calcext:value-type="string">
            <text:p><text:span text:style-name="T2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52" table:default-cell-style-name="Default"/>
        <table:table-column table:style-name="co5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europe diamond OA (cyb signataire)</text:p>
          </table:table-cell>
          <table:table-cell office:value-type="string" calcext:value-type="string">
            <text:p><text:a xlink:href="https://www.scienceeurope.org/our-resources/action-plan-for-diamond-open-access/" xlink:type="simple">https://www.scienceeurope.org/our-resources/action-plan-for-diamond-open-acces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ublisher surveillance – remove pdf metadata</text:p>
          </table:table-cell>
          <table:table-cell office:value-type="string" calcext:value-type="string">
            <text:p><text:a xlink:href="https://twitter.com/json_dirs/status/1486120144141123584?s=27" xlink:type="simple">https://twitter.com/json_dirs/status/1486120144141123584?s=27</text:a></text:p>
          </table:table-cell>
          <table:table-cell office:value-type="string" calcext:value-type="string">
            <text:p><text:a xlink:href="https://gist.github.com/sneakers-the-rat/172e8679b824a3871decd262ed3f59c6" xlink:type="simple">https://gist.github.com/sneakers-the-rat/172e8679b824a3871decd262ed3f59c6</text:a></text:p>
          </table:table-cell>
          <table:table-cell table:number-columns-repeated="5"/>
          <table:table-cell office:value-type="string" calcext:value-type="string">
            <text:p><text:a xlink:href="https://0xacab.org/jvoisin/mat2" xlink:type="simple">https://0xacab.org/jvoisin/mat2</text:a></text:p>
          </table:table-cell>
        </table:table-row>
        <table:table-row table:style-name="ro1">
          <table:table-cell office:value-type="string" calcext:value-type="string">
            <text:p>! Metadata in general : privacy ?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3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3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5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54" table:default-cell-style-name="Default"/>
        <table:table-column table:style-name="co55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56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</text:p>
          </table:table-cell>
        </table:table-row>
        <table:table-row table:style-name="ro1">
          <table:table-cell office:value-type="string" calcext:value-type="string">
            <text:p>repo <text:a xlink:href="https://github.com/cverluise/patentcity" xlink:type="simple">https://github.com/cverluise/patentcity</text:a></text:p>
          </table:table-cell>
        </table:table-row>
        <table:table-row table:style-name="ro1">
          <table:table-cell office:value-type="string" calcext:value-type="string">
            <text:p>data Anto <text:a xlink:href="https://sites.google.com/site/abergeaudeco/data" xlink:type="simple">https://sites.google.com/site/abergeaudeco/data</text:a></text:p>
          </table:table-cell>
        </table:table-row>
        <table:table-row table:style-name="ro1">
          <table:table-cell office:value-type="string" calcext:value-type="string">
            <text:p><text:a xlink:href="https://cverluise.github.io/projects/patentcity/" xlink:type="simple">https://cverluise.github.io/projects/patentcity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3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5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3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ilosophy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fr.wikipedia.org/wiki/Alpha_et_oméga" xlink:type="simple">https://fr.wikipedia.org/wiki/Alpha_et_om%C3%A9ga</text:a></text:p>
          </table:table-cell>
        </table:table-row>
        <table:table-row table:style-name="ro1">
          <table:table-cell office:value-type="string" calcext:value-type="string">
            <text:p>(// Douzal JSR22 :?)</text:p>
          </table:table-cell>
        </table:table-row>
      </table:table>
      <table:table table:name="Physics" table:style-name="ta1">
        <table:table-column table:style-name="co5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itativeEpistemology" table:style-name="ta1">
        <table:table-column table:style-name="co6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table:style-name="ce26" office:value-type="string" calcext:value-type="string">
            <text:p>js libs and practices : example of counter-productive innovation ? Caracs of ecosystem leading to this ?</text:p>
          </table:table-cell>
          <table:table-cell office:value-type="string" calcext:value-type="string">
            <text:p><text:a xlink:href="https://hackernoon.com/how-it-feels-to-learn-javascript-in-2016-d3a717dd577f" xlink:type="simple">https://hackernoon.com/how-it-feels-to-learn-javascript-in-2016-d3a717dd577f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61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office:forms form:automatic-focus="false" form:apply-design-mode="false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bt migration</text:p>
          </table:table-cell>
          <table:table-cell office:value-type="string" calcext:value-type="string">
            <text:p>https://www.scala-sbt.org/1.x/docs/Migrating-from-sbt-013x.html#slas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office:value-type="string" calcext:value-type="string">
            <text:p>crossScalaVersions</text:p>
          </table:table-cell>
          <table:table-cell office:value-type="string" calcext:value-type="string">
            <text:p>https://stackoverflow.com/questions/35270578/sbt-cross-publish-from-build-sbt</text:p>
          </table:table-cell>
          <table:table-cell office:value-type="string" calcext:value-type="string">
            <text:p><text:a xlink:href="https://docs.scala-lang.org/scala3/guides/migration/tutorial-macro-cross-building.html" xlink:type="simple">https://docs.scala-lang.org/scala3/guides/migration/tutorial-macro-cross-building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move maven resolver sbt</text:p>
          </table:table-cell>
          <table:table-cell office:value-type="string" calcext:value-type="string">
            <text:p>https://stackoverflow.com/questions/31248726/how-to-prevent-sbt-from-trying-to-download-from-official-repositori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lear sbt cache</text:p>
          </table:table-cell>
          <table:table-cell office:value-type="string" calcext:value-type="string">
            <text:p>https://stackoverflow.com/questions/61499041/how-to-clear-sbt-cach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press warnings</text:p>
          </table:table-cell>
          <table:table-cell office:value-type="string" calcext:value-type="string">
            <text:p>https://www.scala-lang.org/2021/01/12/configuring-and-suppressing-warnings.htm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bt credentials sonatype</text:p>
          </table:table-cell>
          <table:table-cell office:value-type="string" calcext:value-type="string">
            <text:p>https://www.scala-sbt.org/1.x/docs/Using-Sonatype.htm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llections perf</text:p>
          </table:table-cell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4">(lamp github </text:span><text:span text:style-name="T4"><text:a xlink:href="https://github.com/lampepfl" xlink:type="simple">https://github.com/lampepfl</text:a></text:span><text:span text:style-name="T4">)</text:span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scalafiddle.io/" xlink:type="simple">https://scalafiddle.io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2"/>
        </table:table-row>
      </table:table>
      <table:table table:name="ScienceCommunication" table:style-name="ta1">
        <table:table-column table:style-name="co65" table:default-cell-style-name="ce26"/>
        <table:table-column table:style-name="co66" table:default-cell-style-name="Default"/>
        <table:table-column table:style-name="co67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RS – APC</text:p>
          </table:table-cell>
          <table:table-cell office:value-type="string" calcext:value-type="string">
            <text:p><text:a xlink:href="https://www.cnrs.fr/fr/cnrsinfo/le-cnrs-encourage-ses-scientifiques-ne-plus-payer-pour-etre-publies" xlink:type="simple">https://www.cnrs.fr/fr/cnrsinfo/le-cnrs-encourage-ses-scientifiques-ne-plus-payer-pour-etre-publ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base</text:p>
          </table:table-cell>
          <table:table-cell office:value-type="string" calcext:value-type="string">
            <text:p><text:a xlink:href="https://journalbase.cnrs.fr/" xlink:type="simple">https://journalbase.cnrs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oyalties for chapters in UK book reused ?</text:p>
          </table:table-cell>
          <table:table-cell office:value-type="string" calcext:value-type="string">
            <text:p>https://www.alcs.co.uk/about-alcs</text:p>
          </table:table-cell>
          <table:table-cell office:value-type="string" calcext:value-type="string">
            <text:p>(nothing 30/03/2022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with preprints/null findings / ?</text:p>
          </table:table-cell>
          <table:table-cell office:value-type="string" calcext:value-type="string">
            <text:p><text:a xlink:href="https://inandsight.science/" xlink:type="simple">https://inandsight.scie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 ans isidore : moteur recherche humanum</text:p>
          </table:table-cell>
          <table:table-cell office:value-type="string" calcext:value-type="string">
            <text:p><text:a xlink:href="https://humanum.hypotheses.org/6762" xlink:type="simple">https://humanum.hypotheses.org/676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tension scihub injector</text:p>
          </table:table-cell>
          <table:table-cell office:value-type="string" calcext:value-type="string">
            <text:p>GitHub - rickwierenga/sci-hub-injector: Adds SciHub links to popular publisher webs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rickwierenga/sci-hub-injector" xlink:type="simple">https://github.com/rickwierenga/sci-hub-injector</text:a> (404 :?)</text:p>
          </table:table-cell>
          <table:table-cell office:value-type="string" calcext:value-type="string">
            <text:p><text:a xlink:href="https://addons.mozilla.org/en-US/firefox/addon/sci-hub-injector/" xlink:type="simple">https://addons.mozilla.org/en-US/firefox/addon/sci-hub-injector/</text:a> (remov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3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Alex database (snapshot : multivac?)</text:p>
          </table:table-cell>
          <table:table-cell office:value-type="string" calcext:value-type="string">
            <text:p><text:a xlink:href="https://docs.openalex.org/api" xlink:type="simple">https://docs.openalex.org/api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6">
          <table:table-cell table:style-name="ce26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3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ecurity" table:style-name="ta1">
        <table:table-column table:style-name="co71" table:default-cell-style-name="Default"/>
        <table:table-column table:style-name="co7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 certif to java keystore</text:p>
          </table:table-cell>
          <table:table-cell office:value-type="string" calcext:value-type="string">
            <text:p><text:a xlink:href="https://gist.github.com/rponte/19b75dc434e8c2a14120d21ad4bbc4f5" xlink:type="simple">https://gist.github.com/rponte/19b75dc434e8c2a14120d21ad4bbc4f5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services.renater.fr/ssi/grid-fr/certificats_ac" xlink:type="simple">https://services.renater.fr/ssi/grid-fr/certificats_ac</text:a></text:p>
          </table:table-cell>
          <table:table-cell office:value-type="string" calcext:value-type="string">
            <text:p><text:a xlink:href="https://pub-ee-grid.pncn.education.gouv.fr/EE/ca-import.cgi" xlink:type="simple">https://pub-ee-grid.pncn.education.gouv.fr/EE/ca-import.cgi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uperuser.com/questions/97201/how-to-save-a-remote-server-ssl-certificate-locally-as-a-file" xlink:type="simple">https://superuser.com/questions/97201/how-to-save-a-remote-server-ssl-certificate-locally-as-a-fil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play DN from pem or p12</text:p>
          </table:table-cell>
          <table:table-cell office:value-type="string" calcext:value-type="string">
            <text:p><text:a xlink:href="https://gist.github.com/richardtin/aeec1ff006471c9e97588c4020e13569" xlink:type="simple">https://gist.github.com/richardtin/aeec1ff006471c9e97588c4020e13569</text:a></text:p>
          </table:table-cell>
          <table:table-cell/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73" table:default-cell-style-name="Default"/>
        <table:table-column table:style-name="co74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7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5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76" table:default-cell-style-name="Default"/>
        <table:table-column table:style-name="co7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3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5" office:value-type="string" calcext:value-type="string">
            <text:p><text:span text:style-name="T2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78" table:default-cell-style-name="Default"/>
        <table:table-column table:style-name="co79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8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table:table-column table:style-name="co8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proxyjump</text:p>
          </table:table-cell>
          <table:table-cell office:value-type="string" calcext:value-type="string">
            <text:p>https://medium.com/maverislabs/proxyjump-the-ssh-option-you-probably-never-heard-of-2d7e41d434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studio – deactivate proxy (Q : where defined ? Not in etc Renviron :?)</text:p>
          </table:table-cell>
          <table:table-cell office:value-type="string" calcext:value-type="string">
            <text:p>https://support.rstudio.com/hc/en-us/articles/200488488-Configuring-R-to-Use-an-HTTP-or-HTTPS-Prox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vn 3.6 requires java 11, fails with 17</text:p>
          </table:table-cell>
          <table:table-cell office:value-type="string" calcext:value-type="string">
            <text:p>https://stackoverflow.com/questions/44438848/maven-crashes-when-trying-to-compile-a-project-error-executing-mave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layout : patchwork package</text:p>
          </table:table-cell>
          <table:table-cell office:value-type="string" calcext:value-type="string">
            <text:p><text:a xlink:href="https://patchwork.data-imaginist.com/articles/guides/layout.html#moving-beyond-the-grid-1" xlink:type="simple">https://patchwork.data-imaginist.com/articles/guides/layout.html#moving-beyond-the-grid-1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ex beamer fragile</text:p>
          </table:table-cell>
          <table:table-cell office:value-type="string" calcext:value-type="string">
            <text:p><text:a xlink:href="https://pbelmans.ncag.info/blog/2011/02/20/why-latex-beamer-needs-fragile-when-using-verbatim/" xlink:type="simple">https://pbelmans.ncag.info/blog/2011/02/20/why-latex-beamer-needs-fragile-when-using-verbati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nux global env</text:p>
          </table:table-cell>
          <table:table-cell office:value-type="string" calcext:value-type="string">
            <text:p><text:a xlink:href="https://askubuntu.com/questions/261760/setting-global-environment-variable-for-everyone" xlink:type="simple">https://askubuntu.com/questions/261760/setting-global-environment-variable-for-everyo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ssue Rstudio crashing / installation</text:p>
          </table:table-cell>
          <table:table-cell office:value-type="string" calcext:value-type="string">
            <text:p><text:a xlink:href="https://community.rstudio.com/t/cannot-instal-rstudio-on-ubuntu20-04-libclang-dev-pbs/122894/5" xlink:type="simple">https://community.rstudio.com/t/cannot-instal-rstudio-on-ubuntu20-04-libclang-dev-pbs/122894/5</text:a></text:p>
          </table:table-cell>
          <table:table-cell office:value-type="string" calcext:value-type="string">
            <text:p><text:a xlink:href="https://github.com/rstudio/rstudio/issues/9451" xlink:type="simple">https://github.com/rstudio/rstudio/issues/9451</text:a></text:p>
          </table:table-cell>
          <table:table-cell office:value-type="string" calcext:value-type="string">
            <text:p><text:a xlink:href="https://askubuntu.com/questions/1059555/dpkg-error-unable-to-create-new-file-var-lib-dpkg-info-format-new-no-such" xlink:type="simple">https://askubuntu.com/questions/1059555/dpkg-error-unable-to-create-new-file-var-lib-dpkg-info-format-new-no-such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unt NFS shared folder</text:p>
          </table:table-cell>
          <table:table-cell office:value-type="string" calcext:value-type="string">
            <text:p><text:a xlink:href="https://linuxize.com/post/how-to-mount-an-nfs-share-in-linux/" xlink:type="simple">https://linuxize.com/post/how-to-mount-an-nfs-share-in-linux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load full folder ftp : ncftp client</text:p>
          </table:table-cell>
          <table:table-cell office:value-type="string" calcext:value-type="string">
            <text:p><text:a xlink:href="https://superuser.com/questions/269882/can-i-upload-an-entire-folder-using-ftp/269893" xlink:type="simple">https://superuser.com/questions/269882/can-i-upload-an-entire-folder-using-ftp/269893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rac CLI</text:p>
          </table:table-cell>
          <table:table-cell office:value-type="string" calcext:value-type="string">
            <text:p><text:a xlink:href="https://forge.in2p3.fr/projects/france-grilles-documentation/wiki/Utiliser_le_service_DIRAC" xlink:type="simple">https://forge.in2p3.fr/projects/france-grilles-documentation/wiki/Utiliser_le_service_DIRAC</text:a></text:p>
          </table:table-cell>
          <table:table-cell office:value-type="string" calcext:value-type="string">
            <text:p><text:a xlink:href="https://dirac.readthedocs.io/en/latest/UserGuide/GettingStarted/InstallingClient/index.html" xlink:type="simple">https://dirac.readthedocs.io/en/latest/UserGuide/GettingStarted/InstallingClient/index.html</text:a></text:p>
          </table:table-cell>
          <table:table-cell office:value-type="string" calcext:value-type="string">
            <text:p><text:a xlink:href="https://dirac.france-grilles.fr/DIRAC" xlink:type="simple">https://dirac.france-grilles.fr/DIRAC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tp wget / resume download</text:p>
          </table:table-cell>
          <table:table-cell office:value-type="string" calcext:value-type="string">
            <text:p><text:a xlink:href="https://stackoverflow.com/questions/113886/how-to-recursively-download-a-folder-via-ftp-on-linux" xlink:type="simple">https://stackoverflow.com/questions/113886/how-to-recursively-download-a-folder-via-ftp-on-linux</text:a></text:p>
          </table:table-cell>
          <table:table-cell office:value-type="string" calcext:value-type="string">
            <text:p><text:a xlink:href="https://unix.stackexchange.com/questions/165875/resume-failed-download-using-linux-command-line-tool" xlink:type="simple">https://unix.stackexchange.com/questions/165875/resume-failed-download-using-linux-command-line-tool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ter cli tools</text:p>
          </table:table-cell>
          <table:table-cell office:value-type="string" calcext:value-type="string">
            <text:p><text:a xlink:href="https://twitter.com/amilajack/status/1479328649820000256" xlink:type="simple">https://twitter.com/amilajack/status/147932864982000025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3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3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3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6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3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3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15" office:value-type="string" calcext:value-type="string">
            <text:p><text:span text:style-name="T2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5" office:value-type="string" calcext:value-type="string">
            <text:p><text:span text:style-name="T2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5" office:value-type="string" calcext:value-type="string">
            <text:p><text:span text:style-name="T2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85" table:default-cell-style-name="Default"/>
        <table:table-column table:style-name="co8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raess Paradox</text:p>
          </table:table-cell>
          <table:table-cell office:value-type="string" calcext:value-type="string">
            <text:p><text:a xlink:href="https://en.wikipedia.org/wiki/Braess%27s_paradox" xlink:type="simple">https://en.wikipedia.org/wiki/Braess%27s_paradox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5" office:value-type="string" calcext:value-type="string">
            <text:p><text:span text:style-name="T2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2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5" table:default-cell-style-name="Default"/>
        <table:table-column table:style-name="co8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88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89" table:default-cell-style-name="Default"/>
        <table:table-column table:style-name="co90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Mod seminar : Mike on Forrester</text:p>
          </table:table-cell>
          <table:table-cell office:value-type="string" calcext:value-type="string">
            <text:p><text:a xlink:href="https://www.youtube.com/watch?v=yYPO4qFjJ_E" xlink:type="simple">https://www.youtube.com/watch?v=yYPO4qFjJ_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UDM model (on dafni?)</text:p>
          </table:table-cell>
          <table:table-cell office:value-type="string" calcext:value-type="string">
            <text:p><text:a xlink:href="https://github.com/geospatialncl/OpenUDM" xlink:type="simple">https://github.com/geospatialncl/OpenUDM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course complexity, entropy, scaling</text:p>
          </table:table-cell>
          <table:table-cell office:value-type="string" calcext:value-type="string">
            <text:p><text:a xlink:href="https://www.youtube.com/watch?app=desktop&amp;v=x4_cwjEKGFA" xlink:type="simple">https://www.youtube.com/watch?app=desktop&amp;v=x4_cwjEKGF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<text:a xlink:href="http://urbanmodseminar.nl/" xlink:type="simple">http://urbanmodseminar.n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>
          <table:table-cell/>
          <table:table-cell office:value-type="string" calcext:value-type="string">
            <text:p>Denise Christaller</text:p>
          </table:table-cell>
          <table:table-cell office:value-type="string" calcext:value-type="string">
            <text:p><text:a xlink:href="https://www.youtube.com/watch?v=YdB4e39EZEc&amp;t=631s" xlink:type="simple">https://www.youtube.com/watch?v=YdB4e39EZEc&amp;t=631s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91" table:default-cell-style-name="Default"/>
        <table:table-column table:style-name="co59" table:default-cell-style-name="Default"/>
        <table:table-column table:style-name="co9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UrbanPlanning" table:style-name="ta1">
        <table:table-column table:style-name="co9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5"><text:a xlink:href="https://digital4planning.com/" xlink:type="simple">https://digital4planning.com/</text:a></text:span></text:p>
          </table:table-cell>
        </table:table-row>
        <table:table-row table:style-name="ro1">
          <table:table-cell office:value-type="string" calcext:value-type="string">
            <text:p>Digital Taskforce for planning</text:p>
          </table:table-cell>
          <table:table-cell office:value-type="string" calcext:value-type="string">
            <text:p>Resources/UrbanPlanning/A Digital Future for Planning - Ex Summary 220208.pdf</text:p>
          </table:table-cell>
        </table:table-row>
        <table:table-row table:style-name="ro1">
          <table:table-cell/>
          <table:table-cell office:value-type="string" calcext:value-type="string">
            <text:p>Resources/UrbanPlanning/A Digital Future for Planning - Main Report 220208.pdf</text:p>
          </table:table-cell>
        </table:table-row>
      </table:table>
      <table:table table:name="Visualisation" table:style-name="ta1"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nseable.mit.edu/stockholm-19/" xlink:type="simple">https://senseable.mit.edu/stockholm-19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eo visu notebook : langage to generate ?</text:p>
          </table:table-cell>
          <table:table-cell office:value-type="string" calcext:value-type="string">
            <text:p><text:a xlink:href="https://npalomin.github.io/swp/ux/rm/cs_mv2.html" xlink:type="simple">https://npalomin.github.io/swp/ux/rm/cs_mv2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1:06:18.5977233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7-06T11:07:01.086628159</dc:date>
    <meta:editing-duration>P190DT16H35M49S</meta:editing-duration>
    <meta:editing-cycles>696</meta:editing-cycles>
    <meta:generator>LibreOffice/6.4.7.2$Linux_X86_64 LibreOffice_project/40$Build-2</meta:generator>
    <meta:document-statistic meta:table-count="80" meta:cell-count="1170" meta:object-count="1"/>
    <meta:user-defined meta:name=""/>
  </office:meta>
</office:document-meta>
</file>